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in" fo:margin-bottom="0.1965in" style:contextual-spacing="false" style:writing-mode="lr-tb"/>
    </style:style>
    <style:style style:name="P3" style:family="paragraph" style:parent-style-name="Text_20_body" style:list-style-name="L1"/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6"/>
    <style:style style:name="P9" style:family="paragraph" style:parent-style-name="Text_20_body" style:list-style-name="L7"/>
    <style:style style:name="T1" style:family="text">
      <style:text-properties officeooo:rsid="00098645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">J</text:span>ourney of Building a Skin Cancer Detection Project (PyTorch + Streamlit)</text:h>
      <text:p text:style-name="Horizontal_20_Line"/>
      <text:h text:style-name="Heading_20_2" text:outline-level="2">1. Getting Started 🚀</text:h>
      <text:p text:style-name="Text_20_body">The interviewer provided me with a <text:span text:style-name="Strong_20_Emphasis">dataset of skin lesion images</text:span>. At first glance, the dataset looked fairly large, with images belonging to multiple classes (malignant, benign, etc.).</text:p>
      <text:p text:style-name="Text_20_body">My first thoughts:</text:p>
      <text:list xml:id="list4294749087" text:style-name="L1">
        <text:list-item>
          <text:p text:style-name="P3">“Great, I don’t need to go dataset hunting.”</text:p>
        </text:list-item>
        <text:list-item>
          <text:p text:style-name="P3">But also: “How do I preprocess these images so they are consistent for a PyTorch model?”</text:p>
        </text:list-item>
      </text:list>
      <text:p text:style-name="Text_20_body">So I decided to structure the project in phases:</text:p>
      <text:list xml:id="list3801432575" text:style-name="L2">
        <text:list-item>
          <text:p text:style-name="P4"><text:span text:style-name="Strong_20_Emphasis">Dataset exploration &amp; preprocessing</text:span></text:p>
        </text:list-item>
        <text:list-item>
          <text:p text:style-name="P4"><text:span text:style-name="Strong_20_Emphasis">Model building with PyTorch</text:span></text:p>
        </text:list-item>
        <text:list-item>
          <text:p text:style-name="P4"><text:span text:style-name="Strong_20_Emphasis">Training &amp; evaluation</text:span></text:p>
        </text:list-item>
        <text:list-item>
          <text:p text:style-name="P4"><text:span text:style-name="Strong_20_Emphasis">Deployment with Streamlit</text:span></text:p>
        </text:list-item>
      </text:list>
      <text:p text:style-name="Horizontal_20_Line"/>
      <text:h text:style-name="Heading_20_2" text:outline-level="2">2. Dataset Exploration 🔍</text:h>
      <text:p text:style-name="Text_20_body">I opened the dataset folders and checked a few samples. The image sizes varied widely (some 200x200, others 600x450).</text:p>
      <text:p text:style-name="Text_20_body">Key decisions here:</text:p>
      <text:list xml:id="list1774306386" text:style-name="L3">
        <text:list-item>
          <text:p text:style-name="P5">I would resize everything to <text:span text:style-name="Strong_20_Emphasis">224x224</text:span> (standard for CNNs like ResNet).</text:p>
        </text:list-item>
        <text:list-item>
          <text:p text:style-name="P5">Normalize the images to make them compatible with pre-trained networks.</text:p>
        </text:list-item>
        <text:list-item>
          <text:p text:style-name="P5">Use <text:span text:style-name="Strong_20_Emphasis">train/validation/test split</text:span> for proper evaluation.</text:p>
        </text:list-item>
      </text:list>
      <text:p text:style-name="Text_20_body">I also noticed <text:span text:style-name="Strong_20_Emphasis">class imbalance</text:span>: far more benign images than malignant. This would matter later (evaluation metrics).</text:p>
      <text:p text:style-name="Horizontal_20_Line"/>
      <text:h text:style-name="Heading_20_2" text:outline-level="2">3. Preprocessing with PyTorch DataLoader ⚡</text:h>
      <text:p text:style-name="Text_20_body">I wrote a small pipeline:</text:p>
      <text:p text:style-name="P1"><text:span text:style-name="Source_20_Text">import torch</text:span></text:p>
      <text:p text:style-name="P1"><text:span text:style-name="Source_20_Text">from torchvision import datasets, transforms</text:span></text:p>
      <text:p text:style-name="P1"/>
      <text:p text:style-name="P1"><text:span text:style-name="Source_20_Text">transform = transforms.Compose([</text:span></text:p>
      <text:p text:style-name="P1"><text:span text:style-name="Source_20_Text"><text:s text:c="4"/>transforms.Resize((224, 224)),</text:span></text:p>
      <text:p text:style-name="P1"><text:span text:style-name="Source_20_Text"><text:s text:c="4"/>transforms.ToTensor(),</text:span></text:p>
      <text:p text:style-name="P1"><text:soft-page-break/><text:span text:style-name="Source_20_Text"><text:s text:c="4"/>transforms.Normalize([0.5, 0.5, 0.5], [0.5, 0.5, 0.5])</text:span></text:p>
      <text:p text:style-name="P1"><text:span text:style-name="Source_20_Text">])</text:span></text:p>
      <text:p text:style-name="P1"/>
      <text:p text:style-name="P1"><text:span text:style-name="Source_20_Text">train_data = datasets.ImageFolder("dataset/train", transform=transform)</text:span></text:p>
      <text:p text:style-name="P1"><text:span text:style-name="Source_20_Text">val_data <text:s text:c="2"/>= datasets.ImageFolder("dataset/val", transform=transform)</text:span></text:p>
      <text:p text:style-name="P1"/>
      <text:p text:style-name="P1"><text:span text:style-name="Source_20_Text">train_loader = torch.utils.data.DataLoader(train_data, batch_size=32, shuffle=True)</text:span></text:p>
      <text:p text:style-name="P2"><text:span text:style-name="Source_20_Text">val_loader <text:s text:c="2"/>= torch.utils.data.DataLoader(val_data, batch_size=32, shuffle=False)</text:span></text:p>
      <text:p text:style-name="Text_20_body">When I ran the DataLoader, I saw images actually flowing through — small win! 🎉</text:p>
      <text:p text:style-name="Horizontal_20_Line"/>
      <text:h text:style-name="Heading_20_2" text:outline-level="2">4. Choosing the Model 🧠</text:h>
      <text:p text:style-name="Text_20_body">Instead of training from scratch, I decided to <text:span text:style-name="Strong_20_Emphasis">fine-tune ResNet18</text:span> (pre-trained on ImageNet).<text:line-break/>Why? Because:</text:p>
      <text:list xml:id="list4021066222" text:style-name="L4">
        <text:list-item>
          <text:p text:style-name="P6">Medical datasets are usually smaller than ImageNet.</text:p>
        </text:list-item>
        <text:list-item>
          <text:p text:style-name="P6">Transfer learning gives much better results quickly.</text:p>
        </text:list-item>
      </text:list>
      <text:p text:style-name="Text_20_body">So I replaced the last layer with one for binary classification (benign vs malignant):</text:p>
      <text:p text:style-name="P1"><text:span text:style-name="Source_20_Text">import torch.nn as nn</text:span></text:p>
      <text:p text:style-name="P1"><text:span text:style-name="Source_20_Text">import torchvision.models as models</text:span></text:p>
      <text:p text:style-name="P1"/>
      <text:p text:style-name="P1"><text:span text:style-name="Source_20_Text">model = models.resnet18(pretrained=True)</text:span></text:p>
      <text:p text:style-name="P2"><text:span text:style-name="Source_20_Text">model.fc = nn.Linear(model.fc.in_features, 2) <text:s/># 2 classes</text:span></text:p>
      <text:p text:style-name="Horizontal_20_Line"/>
      <text:h text:style-name="Heading_20_2" text:outline-level="2">5. Training &amp; Validation 🎯</text:h>
      <text:p text:style-name="Text_20_body">Defined loss and optimizer:</text:p>
      <text:p text:style-name="P1"><text:span text:style-name="Source_20_Text">criterion = nn.CrossEntropyLoss()</text:span></text:p>
      <text:p text:style-name="P2"><text:span text:style-name="Source_20_Text">optimizer = torch.optim.Adam(model.parameters(), lr=1e-4)</text:span></text:p>
      <text:p text:style-name="Text_20_body">Then I wrote a loop for training + validation.</text:p>
      <text:p text:style-name="Text_20_body">At first, the accuracy barely improved. I realized I had forgotten <text:span text:style-name="Strong_20_Emphasis">data augmentation</text:span>! Skin cancer detection benefits from flips, rotations, zooms. After adding <text:span text:style-name="Source_20_Text">RandomHorizontalFlip()</text:span> and <text:span text:style-name="Source_20_Text">RandomRotation()</text:span>, performance improved noticeably.</text:p>
      <text:p text:style-name="Text_20_body">Validation accuracy jumped from <text:span text:style-name="Strong_20_Emphasis">~60% → ~85%</text:span> within a few epochs.</text:p>
      <text:p text:style-name="Horizontal_20_Line"/>
      <text:h text:style-name="Heading_20_2" text:outline-level="2">6. Evaluation 📊</text:h>
      <text:p text:style-name="Text_20_body">Since the dataset was imbalanced, I didn’t rely only on accuracy. I calculated:</text:p>
      <text:list xml:id="list3046845944" text:style-name="L5">
        <text:list-item>
          <text:p text:style-name="P7"><text:span text:style-name="Strong_20_Emphasis">Precision</text:span> (how many predicted malignant were actually malignant)</text:p>
        </text:list-item>
        <text:list-item>
          <text:p text:style-name="P7"><text:span text:style-name="Strong_20_Emphasis">Recall</text:span> (how many actual malignant were detected)</text:p>
        </text:list-item>
        <text:list-item>
          <text:p text:style-name="P7"><text:soft-page-break/><text:span text:style-name="Strong_20_Emphasis">F1 score</text:span></text:p>
        </text:list-item>
      </text:list>
      <text:p text:style-name="Text_20_body">I also plotted the <text:span text:style-name="Strong_20_Emphasis">confusion matrix</text:span> to see misclassifications.<text:line-break/>This was very important because in medicine, false negatives are <text:span text:style-name="Emphasis">critical</text:span>.</text:p>
      <text:p text:style-name="Horizontal_20_Line"/>
      <text:h text:style-name="Heading_20_2" text:outline-level="2">7. Building the Streamlit App 🌐</text:h>
      <text:p text:style-name="Text_20_body">Once the model was trained and saved (<text:span text:style-name="Source_20_Text">torch.save(model.state_dict(), "skin_model.pth")</text:span>), I switched to deployment.</text:p>
      <text:p text:style-name="Text_20_body">In <text:span text:style-name="Source_20_Text">app.py</text:span>:</text:p>
      <text:p text:style-name="P1"><text:span text:style-name="Source_20_Text">import streamlit as st</text:span></text:p>
      <text:p text:style-name="P1"><text:span text:style-name="Source_20_Text">from PIL import Image</text:span></text:p>
      <text:p text:style-name="P1"><text:span text:style-name="Source_20_Text">import torch</text:span></text:p>
      <text:p text:style-name="P1"><text:span text:style-name="Source_20_Text">import torchvision.transforms as transforms</text:span></text:p>
      <text:p text:style-name="P1"><text:span text:style-name="Source_20_Text">import torchvision.models as models</text:span></text:p>
      <text:p text:style-name="P1"><text:span text:style-name="Source_20_Text">import torch.nn as nn</text:span></text:p>
      <text:p text:style-name="P1"/>
      <text:p text:style-name="P1"><text:span text:style-name="Source_20_Text"># Load model</text:span></text:p>
      <text:p text:style-name="P1"><text:span text:style-name="Source_20_Text">model = models.resnet18(pretrained=False)</text:span></text:p>
      <text:p text:style-name="P1"><text:span text:style-name="Source_20_Text">model.fc = nn.Linear(model.fc.in_features, 2)</text:span></text:p>
      <text:p text:style-name="P1"><text:span text:style-name="Source_20_Text">model.load_state_dict(torch.load("skin_model.pth", map_location="cpu"))</text:span></text:p>
      <text:p text:style-name="P1"><text:span text:style-name="Source_20_Text">model.eval()</text:span></text:p>
      <text:p text:style-name="P1"/>
      <text:p text:style-name="P1"><text:span text:style-name="Source_20_Text"># Define transform</text:span></text:p>
      <text:p text:style-name="P1"><text:span text:style-name="Source_20_Text">transform = transforms.Compose([</text:span></text:p>
      <text:p text:style-name="P1"><text:span text:style-name="Source_20_Text"><text:s text:c="4"/>transforms.Resize((224, 224)),</text:span></text:p>
      <text:p text:style-name="P1"><text:span text:style-name="Source_20_Text"><text:s text:c="4"/>transforms.ToTensor(),</text:span></text:p>
      <text:p text:style-name="P1"><text:span text:style-name="Source_20_Text"><text:s text:c="4"/>transforms.Normalize([0.5,0.5,0.5],[0.5,0.5,0.5])</text:span></text:p>
      <text:p text:style-name="P1"><text:span text:style-name="Source_20_Text">])</text:span></text:p>
      <text:p text:style-name="P1"/>
      <text:p text:style-name="P1"><text:span text:style-name="Source_20_Text">st.title("🩺 Skin Cancer Detection App")</text:span></text:p>
      <text:p text:style-name="P1"><text:span text:style-name="Source_20_Text">uploaded_file = st.file_uploader("Upload a skin image", type=["jpg", "png", "jpeg"])</text:span></text:p>
      <text:p text:style-name="P1"/>
      <text:p text:style-name="P1"><text:span text:style-name="Source_20_Text">if uploaded_file is not None:</text:span></text:p>
      <text:p text:style-name="P1"><text:span text:style-name="Source_20_Text"><text:s text:c="4"/>image = Image.open(uploaded_file)</text:span></text:p>
      <text:p text:style-name="P1"><text:span text:style-name="Source_20_Text"><text:s text:c="4"/>st.image(image, caption="Uploaded Image", use_column_width=True)</text:span></text:p>
      <text:p text:style-name="P1"><text:span text:style-name="Source_20_Text"><text:s text:c="4"/></text:span></text:p>
      <text:p text:style-name="P1"><text:span text:style-name="Source_20_Text"><text:s text:c="4"/>img_tensor = transform(image).unsqueeze(0)</text:span></text:p>
      <text:p text:style-name="P1"><text:span text:style-name="Source_20_Text"><text:s text:c="4"/>with torch.no_grad():</text:span></text:p>
      <text:p text:style-name="P1"><text:span text:style-name="Source_20_Text"><text:s text:c="8"/>prediction = model(img_tensor)</text:span></text:p>
      <text:p text:style-name="P1"><text:span text:style-name="Source_20_Text"><text:s text:c="8"/>_, predicted = torch.max(prediction, 1)</text:span></text:p>
      <text:p text:style-name="P1"><text:span text:style-name="Source_20_Text"><text:s text:c="4"/></text:span></text:p>
      <text:p text:style-name="P1"><text:span text:style-name="Source_20_Text"><text:s text:c="4"/>label = "Malignant" if predicted.item() == 1 else "Benign"</text:span></text:p>
      <text:p text:style-name="P2"><text:span text:style-name="Source_20_Text"><text:s text:c="4"/>st.write(f"### Prediction: {label}")</text:span></text:p>
      <text:p text:style-name="Horizontal_20_Line"/>
      <text:h text:style-name="Heading_20_2" text:outline-level="2">8. Testing the App ✅</text:h>
      <text:p text:style-name="Text_20_body">I ran:</text:p>
      <text:p text:style-name="P2"><text:span text:style-name="Source_20_Text">streamlit run app.py</text:span></text:p>
      <text:p text:style-name="Text_20_body"><text:soft-page-break/>The web UI popped up with an upload button.<text:line-break/>When I uploaded a sample skin lesion image, the model predicted <text:span text:style-name="Strong_20_Emphasis">“Malignant”</text:span> with decent confidence.</text:p>
      <text:p text:style-name="Text_20_body">It felt like magic ✨ — the whole workflow from dataset → PyTorch → Streamlit → working app was complete.</text:p>
      <text:p text:style-name="Horizontal_20_Line"/>
      <text:h text:style-name="Heading_20_2" text:outline-level="2">9. Reflection 💡</text:h>
      <text:p text:style-name="Text_20_body">Challenges I faced:</text:p>
      <text:list xml:id="list2998660224" text:style-name="L6">
        <text:list-item>
          <text:p text:style-name="P8">Imbalanced dataset → solved with weighted loss &amp; evaluation metrics.</text:p>
        </text:list-item>
        <text:list-item>
          <text:p text:style-name="P8">Overfitting → solved with augmentation &amp; dropout.</text:p>
        </text:list-item>
        <text:list-item>
          <text:p text:style-name="P8">Model deployment → Streamlit made it surprisingly easy.</text:p>
        </text:list-item>
      </text:list>
      <text:p text:style-name="Text_20_body">What I learned:</text:p>
      <text:list xml:id="list1104775247" text:style-name="L7">
        <text:list-item>
          <text:p text:style-name="P9">Transfer learning is a huge time saver.</text:p>
        </text:list-item>
        <text:list-item>
          <text:p text:style-name="P9">Metrics beyond accuracy are critical in medical AI.</text:p>
        </text:list-item>
        <text:list-item>
          <text:p text:style-name="P9">Having a clean pipeline (PyTorch → save model → Streamlit) makes the project interview-ready.</text:p>
        </text:list-item>
      </text:list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6T12:10:15.551232435</meta:creation-date>
    <dc:date>2025-09-16T12:14:09.327801126</dc:date>
    <meta:editing-duration>PT3M54S</meta:editing-duration>
    <meta:editing-cycles>1</meta:editing-cycles>
    <meta:document-statistic meta:table-count="0" meta:image-count="0" meta:object-count="0" meta:page-count="4" meta:paragraph-count="101" meta:word-count="664" meta:character-count="4924" meta:non-whitespace-character-count="4300"/>
    <meta:generator>LibreOffice/7.3.7.2$Linux_X86_64 LibreOffice_project/30$Build-2</meta:generator>
  </office:meta>
</office:document-meta>
</file>